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e21" officeooo:paragraph-rsid="0011ce21"/>
    </style:style>
    <style:style style:name="P2" style:family="paragraph" style:parent-style-name="Standard">
      <style:text-properties officeooo:rsid="0011ce21" officeooo:paragraph-rsid="0013ae6c"/>
    </style:style>
    <style:style style:name="P3" style:family="paragraph" style:parent-style-name="Standard">
      <style:text-properties officeooo:rsid="0013ae6c" officeooo:paragraph-rsid="0013ae6c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1ce21" officeooo:paragraph-rsid="0011ce21" style:font-size-asian="15pt" style:font-size-complex="15pt"/>
    </style:style>
    <style:style style:name="P5" style:family="paragraph" style:parent-style-name="Standard">
      <style:text-properties fo:font-size="10pt" officeooo:rsid="0013ae6c" officeooo:paragraph-rsid="0013ae6c" style:font-size-asian="10pt" style:font-size-complex="10pt"/>
    </style:style>
    <style:style style:name="P6" style:family="paragraph" style:parent-style-name="Standard">
      <style:text-properties officeooo:rsid="00168446" officeooo:paragraph-rsid="00168446"/>
    </style:style>
    <style:style style:name="T1" style:family="text">
      <style:text-properties officeooo:rsid="0013ae6c"/>
    </style:style>
    <style:style style:name="T2" style:family="text">
      <style:text-properties fo:font-size="10pt" officeooo:rsid="0013ae6c" style:font-size-asian="10pt" style:font-size-complex="10pt"/>
    </style:style>
    <style:style style:name="T3" style:family="text">
      <style:text-properties officeooo:rsid="00145615"/>
    </style:style>
    <style:style style:name="T4" style:family="text">
      <style:text-properties officeooo:rsid="001486ec"/>
    </style:style>
    <style:style style:name="T5" style:family="text">
      <style:text-properties officeooo:rsid="00168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tion de projet</text:p>
      <text:p text:style-name="P4"/>
      <text:p text:style-name="P4"/>
      <text:p text:style-name="P3">Description </text:p>
      <text:p text:style-name="P5">Dans le cadre de ce sujet, il s'agit de développer une application web "responsive" (avec interface pour ordinateur ET téléphone portable) permettant à une personne possédant plusieurs animaux de :<text:line-break/>- définir les espèces qu'il possède ;<text:line-break/>- définir les animaux qu'il possède (espèce, race, sexe, date de naissance, origine, parents éventuels) ;<text:line-break/>- pour chaque espèce, définir des groupes d'animaux ;<text:line-break/>- définir les soins vétérinaires effectués pour chaque animal (descriptif, types - chirurgie, médicament, vaccin par exemple -, intervenant) ;<text:line-break/>- planifier des soins (10ml de pénicilline pendant 10 jours, vermifuge tous les 3 mois, vaccin tous les ans)<text:line-break/>Des mails de rappel devront être envoyés pour les différents traitements à effectuer</text:p>
      <text:p text:style-name="P3">Analyse du sujet</text:p>
      <text:p text:style-name="P1">Clients visés</text:p>
      <text:p text:style-name="P1"><text:tab/><text:span text:style-name="T1">vétérinaires</text:span></text:p>
      <text:p text:style-name="P1"><text:tab/><text:span text:style-name="T1">clients des vétérinaires</text:span></text:p>
      <text:p text:style-name="P1">Fonctionnalités demandées (cahier des charges)</text:p>
      <text:p text:style-name="P1"><text:tab/></text:p>
      <text:p text:style-name="P2"><text:tab/><text:span text:style-name="T2">- définir les espèces qu'il possède ;<text:line-break/><text:tab/>- définir les animaux qu'il possède (espèce, race, sexe, date de naissance, origine, parents éventuels) ;<text:line-break/><text:tab/>- pour chaque espèce, définir des groupes d'animaux ;<text:line-break/><text:tab/>- définir les soins vétérinaires effectués pour chaque animal (descriptif, types - chirurgie, médicament, vaccin <text:tab/>par exemple -, intervenant) ;<text:line-break/><text:tab/>- planifier des soins (10ml de pénicilline pendant 10 jours, vermifuge tous les 3 mois, vaccin tous les ans)<text:line-break/><text:tab/>Des mails de rappel devront être envoyés pour les différents traitements à effectuer</text:span></text:p>
      <text:p text:style-name="P1"/>
      <text:p text:style-name="P3">Lieux de travail</text:p>
      <text:p text:style-name="P3"><text:tab/>IUT du Havre</text:p>
      <text:p text:style-name="P3">Contact</text:p>
      <text:p text:style-name="P3"><text:tab/>Mr Mermet</text:p>
      <text:p text:style-name="P1">Prérequis a utilisation</text:p>
      <text:p text:style-name="P1"><text:tab/><text:span text:style-name="T1">Ordinateur </text:span></text:p>
      <text:p text:style-name="P1"><text:tab/><text:span text:style-name="T1">internet</text:span></text:p>
      <text:p text:style-name="P1"><text:tab/><text:span text:style-name="T1">accès base données et serveur php</text:span></text:p>
      <text:p text:style-name="P1">Rôles des membres</text:p>
      <text:p text:style-name="P1"><text:tab/><text:span text:style-name="T3">Adnan Belarbi<text:tab/><text:tab/>Développeur php, bootstrap</text:span></text:p>
      <text:p text:style-name="P1"><text:tab/><text:span text:style-name="T3">Julien Delafenestre<text:tab/>Développeur base de données</text:span></text:p>
      <text:p text:style-name="P1"><text:tab/><text:span text:style-name="T3">Thomas Cuffel<text:tab/>Documentaliste</text:span></text:p>
      <text:p text:style-name="P1"><text:tab/><text:span text:style-name="T3">Mederic Delamare<text:tab/>Chef de projet, Directeur artistique </text:span></text:p>
      <text:p text:style-name="P1"/>
      <text:p text:style-name="P1"/>
      <text:p text:style-name="P1"/>
      <text:p text:style-name="P1">Planning Gantt</text:p>
      <text:p text:style-name="P1">Échéancier </text:p>
      <text:p text:style-name="P1"><text:tab/><text:span text:style-name="T1">11 Mars 2016</text:span></text:p>
      <text:p text:style-name="P1">Étapes à réaliser </text:p>
      <text:p text:style-name="P1"/>
      <text:p text:style-name="P1"/>
      <text:p text:style-name="P1">Maquette fonctionnel et graphique </text:p>
      <text:p text:style-name="P1">Schéma de la base de données</text:p>
      <text:p text:style-name="P6">Schéma d'arborescence</text:p>
      <text:p text:style-name="P1">Moyenne matériel et technique utilisés</text:p>
      <text:p text:style-name="P1"><text:tab/><text:span text:style-name="T4">sublime text</text:span></text:p>
      <text:p text:style-name="P1"><text:soft-page-break/><text:tab/><text:span text:style-name="T4">php5</text:span></text:p>
      <text:p text:style-name="P1"><text:tab/><text:span text:style-name="T4">mysql</text:span></text:p>
      <text:p text:style-name="P1"><text:tab/><text:span text:style-name="T4">gimp</text:span></text:p>
      <text:p text:style-name="P1"><text:tab/><text:span text:style-name="T4">paint</text:span></text:p>
      <text:p text:style-name="P1"><text:tab/><text:span text:style-name="T4">geddit</text:span></text:p>
      <text:p text:style-name="P1"><text:tab/></text:p>
      <text:p text:style-name="P1"><text:tab/><text:span text:style-name="T5">Langage </text:span></text:p>
      <text:p text:style-name="P1"><text:tab/><text:span text:style-name="T5">PHP</text:span></text:p>
      <text:p text:style-name="P1"><text:tab/><text:span text:style-name="T5">Bootstrap</text:span></text:p>
      <text:p text:style-name="P1"><text:tab/><text:span text:style-name="T5">CS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1:25:21.873089145</meta:creation-date>
    <dc:date>2016-01-05T13:31:16.000954146</dc:date>
    <meta:editing-duration>PT1H59M2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297" meta:character-count="1978" meta:non-whitespace-character-count="1682"/>
  </office:meta>
</office:document-meta>
</file>